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officeooo:paragraph-rsid="000bb9a5"/>
    </style:style>
    <style:style style:name="P5" style:family="paragraph" style:parent-style-name="Standard">
      <style:text-properties style:font-name="Arial" officeooo:rsid="0011c1b9" officeooo:paragraph-rsid="0011c1b9"/>
    </style:style>
    <style:style style:name="P6" style:family="paragraph" style:parent-style-name="Standard">
      <style:text-properties style:font-name="Arial" officeooo:rsid="000bb9a5" officeooo:paragraph-rsid="000bb9a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weight="bold" officeooo:rsid="000fc90c" style:font-weight-asian="bold" style:font-weight-complex="bold"/>
    </style:style>
    <style:style style:name="T3" style:family="text">
      <style:text-properties style:font-name="Arial" fo:font-weight="bold" officeooo:rsid="000bb9a5" style:font-weight-asian="bold" style:font-weight-complex="bold"/>
    </style:style>
    <style:style style:name="T4" style:family="text">
      <style:text-properties style:font-name="Arial" fo:font-weight="normal" officeooo:rsid="000bb9a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R</text:span><text:span text:style-name="T2">ed Enchilada Sauce</text:span><text:span text:style-name="T4"> 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5">½ Cup <text:tab/><text:tab/>Diced Yellow Onion</text:p>
      <text:p text:style-name="P5">4 Cloves<text:tab/><text:tab/>Garlic</text:p>
      <text:p text:style-name="P5">2 oz<text:tab/><text:tab/><text:tab/>Dried Guajillo Peppers</text:p>
      <text:p text:style-name="P5">For Frying<text:tab/><text:tab/>Olive Oil</text:p>
      <text:p text:style-name="P5"/>
      <text:p text:style-name="P5">2 ½ Cups<text:tab/><text:tab/>Water</text:p>
      <text:p text:style-name="P5"/>
      <text:p text:style-name="P5">2 tsp<text:tab/><text:tab/><text:tab/>Oregano</text:p>
      <text:p text:style-name="P5">1 ½ tsp<text:tab/><text:tab/>Cumin</text:p>
      <text:p text:style-name="P5">1 tsp<text:tab/><text:tab/><text:tab/>Salt</text:p>
      <text:p text:style-name="P5"/>
      <text:p text:style-name="P5">½ Can<text:tab/><text:tab/><text:tab/>Tomato Paste</text:p>
      <text:p text:style-name="P1"/>
      <text:p text:style-name="P3">Cooking Instructions:</text:p>
      <text:p text:style-name="P1"/>
      <text:p text:style-name="P5">Saute onion and garlic in olive oil in fry pan</text:p>
      <text:p text:style-name="P5"/>
      <text:p text:style-name="P5">Meanwhile, remove stems and seeds from the peppers, and place in bowl.</text:p>
      <text:p text:style-name="P5"/>
      <text:p text:style-name="P5">Boil water and pour over peppers; </text:p>
      <text:p text:style-name="P5">Steep 5 minutes</text:p>
      <text:p text:style-name="P5"/>
      <text:p text:style-name="P5">Blend together: <text:s/>onion, garlic, and peppers</text:p>
      <text:p text:style-name="P5">Move sauce to a pot</text:p>
      <text:p text:style-name="P5">Add: <text:s/>spices and tomato paste</text:p>
      <text:p text:style-name="P5">Season with sugar and black pepper to taste</text:p>
      <text:p text:style-name="P5">Mix well.</text:p>
      <text:p text:style-name="P5"/>
      <text:p text:style-name="P5">Simmer 30 minutes</text:p>
      <text:p text:style-name="P5"/>
      <text:p text:style-name="P5">Use immediately or store in glass jar in fridge.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8T14:24:20.011000000</meta:creation-date>
    <meta:editing-duration>PT11M38S</meta:editing-duration>
    <meta:editing-cycles>3</meta:editing-cycles>
    <meta:generator>LibreOffice/6.3.2.2$Windows_X86_64 LibreOffice_project/98b30e735bda24bc04ab42594c85f7fd8be07b9c</meta:generator>
    <dc:date>2019-10-18T14:35:57.987000000</dc:date>
    <meta:document-statistic meta:table-count="0" meta:image-count="0" meta:object-count="0" meta:page-count="1" meta:paragraph-count="23" meta:word-count="111" meta:character-count="600" meta:non-whitespace-character-count="493"/>
  </office:meta>
</office:document-meta>
</file>